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2.8035in" fo:margin-left="-0.075in" fo:margin-top="0in" fo:margin-bottom="0in" table:align="left" style:writing-mode="lr-tb"/>
    </style:style>
    <style:style style:name="Table1.A" style:family="table-column">
      <style:table-column-properties style:column-width="2.4521in"/>
    </style:style>
    <style:style style:name="Table1.B" style:family="table-column">
      <style:table-column-properties style:column-width="0.350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7"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2674in" fo:margin-left="-0.075in" fo:margin-top="0in" fo:margin-bottom="0in" table:align="left" style:writing-mode="lr-tb"/>
    </style:style>
    <style:style style:name="Table2.A" style:family="table-column">
      <style:table-column-properties style:column-width="1.3569in"/>
    </style:style>
    <style:style style:name="Table2.B" style:family="table-column">
      <style:table-column-properties style:column-width="0.9097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4"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8667in" fo:margin-left="-0.075in" fo:margin-top="0in" fo:margin-bottom="0in" table:align="left" style:writing-mode="lr-tb"/>
    </style:style>
    <style:style style:name="Table3.A" style:family="table-column">
      <style:table-column-properties style:column-width="1.6111in"/>
    </style:style>
    <style:style style:name="Table3.B" style:family="table-column">
      <style:table-column-properties style:column-width="0.7056in"/>
    </style:style>
    <style:style style:name="Table3.C" style:family="table-column">
      <style:table-column-properties style:column-width="0.8451in"/>
    </style:style>
    <style:style style:name="Table3.D" style:family="table-column">
      <style:table-column-properties style:column-width="0.7042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1"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2.6458in" fo:margin-left="-0.075in" fo:margin-top="0in" fo:margin-bottom="0in" table:align="left" style:writing-mode="lr-tb"/>
    </style:style>
    <style:style style:name="Table4.A" style:family="table-column">
      <style:table-column-properties style:column-width="1.1215in"/>
    </style:style>
    <style:style style:name="Table4.B" style:family="table-column">
      <style:table-column-properties style:column-width="0.3514in"/>
    </style:style>
    <style:style style:name="Table4.C" style:family="table-column">
      <style:table-column-properties style:column-width="1.172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7"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05in" fo:margin-left="-0.075in" fo:margin-top="0in" fo:margin-bottom="0in" table:align="left" style:writing-mode="lr-tb"/>
    </style:style>
    <style:style style:name="Table5.A" style:family="table-column">
      <style:table-column-properties style:column-width="3.1396in"/>
    </style:style>
    <style:style style:name="Table5.B" style:family="table-column">
      <style:table-column-properties style:column-width="0.9097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4"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6"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7" style:family="paragraph" style:parent-style-name="Standard">
      <style:paragraph-properties fo:margin-left="0in" fo:margin-right="0in" fo:text-indent="0in" style:auto-text-indent="false">
        <style:tab-stops/>
      </style:paragraph-properties>
      <style:text-properties style:font-name="Times New Roman"/>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weight="bold" style:font-weight-asian="bold"/>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start" style:justify-single-word="false"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align="center" style:justify-single-word="false" fo:text-indent="0in" style:auto-text-indent="false">
        <style:tab-stops/>
      </style:paragraph-properties>
    </style:style>
    <style:style style:name="P13" style:family="paragraph" style:parent-style-name="Standard" style:master-page-name="Standard">
      <style:paragraph-properties fo:margin-left="0in" fo:margin-right="0in" fo:text-indent="0in" style:auto-text-indent="false" style:page-number="auto"/>
    </style:style>
    <style:style style:name="P14" style:family="paragraph" style:parent-style-name="Standard">
      <style:paragraph-properties fo:margin-left="0.1626in" fo:margin-right="0in" fo:text-indent="0in" style:auto-text-indent="false"/>
    </style:style>
    <style:style style:name="P15" style:family="paragraph" style:parent-style-name="Standard">
      <style:paragraph-properties fo:margin-left="0.1626in" fo:margin-right="0in" fo:text-indent="0in" style:auto-text-indent="false">
        <style:tab-stops/>
      </style:paragraph-properties>
    </style:style>
    <style:style style:name="P16" style:family="paragraph" style:parent-style-name="Heading_20_2" style:list-style-name="">
      <style:paragraph-properties fo:margin-left="0in" fo:margin-right="0in" fo:text-indent="0in" style:auto-text-indent="false"/>
    </style:style>
    <style:style style:name="P17" style:family="paragraph" style:parent-style-name="Heading_20_4" style:list-style-name="">
      <style:paragraph-properties fo:margin-left="0in" fo:margin-right="0in" fo:text-indent="0in" style:auto-text-indent="false">
        <style:tab-stops/>
      </style:paragraph-properties>
    </style:style>
    <style:style style:name="P18" style:family="paragraph" style:parent-style-name="Heading_20_3" style:list-style-name="">
      <style:paragraph-properties fo:margin-left="0in" fo:margin-right="0in" fo:text-indent="0in" style:auto-text-indent="false">
        <style:tab-stops/>
      </style:paragraph-properties>
    </style:style>
    <style:style style:name="P19"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weight="bold" style:font-weight-asian="bold"/>
    </style:style>
    <style:style style:name="T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This material is Open Game Content, and is licensed for public use under the terms of the Open Game License v1.0a.</text:span></text:p>
      <text:h text:style-name="P16" text:outline-level="2"><text:span text:style-name="T5">STARTING OCCUPATIONS</text:span></text:h>
      <text:p text:style-name="P5"/>
      <text:p text:style-name="P1"><text:span text:style-name="T6">ASTRONAUT TRAINEE</text:span></text:p>
      <text:p text:style-name="P1"><text:span text:style-name="T2">As scientists and pioneers, astronaut trainees have prepared their minds and bodies for the rigors of space travel and life in space. They are elite members of a sophisticated space program, waiting for the opportunity to hurl themselves into the void to advance humanity’s understanding of science and shed light on the mysteries of the universe.</text:span></text:p>
      <text:p text:style-name="P1"><text:span text:style-name="T3">Prerequisite: </text:span><text:span text:style-name="T2">Age 21+.</text:span></text:p>
      <text:p text:style-name="P1"><text:span text:style-name="T3">Skills: </text:span><text:span text:style-name="T2">Choose two of the following skills as permanent class skills. If a skill you select is already a class skill, you gain a +1 competence bonus on checks using that skill. </text:span></text:p>
      <text:p text:style-name="P1"><text:span text:style-name="T2">Computer Use (Int), Craft (electronic, mechanical, or pharmaceutical) (Int), Knowledge (earth and life sciences, physical sciences, or technology) (Int), Navigate (Int), Pilot (Dex), Repair (Int), Survival (Wis).</text:span></text:p>
      <text:p text:style-name="P1"><text:span text:style-name="T3">Bonus Feat: </text:span><text:span text:style-name="T2">Select either Aircraft Operation (spacecraft) or Zero-G Training.</text:span></text:p>
      <text:p text:style-name="P1"><text:span text:style-name="T3">Wealth Bonus Increase: </text:span><text:span text:style-name="T2">+1.</text:span></text:p>
      <text:p text:style-name="P6"/>
      <text:p text:style-name="P1"><text:span text:style-name="T6">COLONIST</text:span></text:p>
      <text:p text:style-name="P1"><text:span text:style-name="T2">Colonists are wayfaring pioneers who set the foundations of new societies on far-flung continents, planets, or moons. To survive in their new surroundings, they learn to live off the land and defend themselves against indigenous predatory life forms and hostile forces of nature.</text:span></text:p>
      <text:p text:style-name="P1"><text:span text:style-name="T3">Prerequisite: </text:span><text:span text:style-name="T2">Age 15+.</text:span></text:p>
      <text:p text:style-name="P1"><text:span text:style-name="T3">Skills: </text:span><text:span text:style-name="T2">Choose two of the following skills as permanent class skills. If a skill you select is already a class skill, you gain a +1 competence bonus on checks using that skill. </text:span></text:p>
      <text:p text:style-name="P1"><text:span text:style-name="T2">Computer Use (Int), Craft (electronic, mechanical, or structural) (Int), Knowledge (earth and life sciences or physical sciences) (Int), Navigate (Int), Repair (Int), Survival (Wis).</text:span></text:p>
      <text:p text:style-name="P1"><text:span text:style-name="T3">Bonus Feat: </text:span><text:span text:style-name="T2">Select Builder, Guide, or Planetary Adaptation</text:span><text:span text:style-name="T4">.</text:span></text:p>
      <text:p text:style-name="P1"><text:span text:style-name="T3">Wealth Bonus Increase: </text:span><text:span text:style-name="T2">+1.</text:span></text:p>
      <text:p text:style-name="P6"/>
      <text:p text:style-name="P1"><text:span text:style-name="T6">DRIFTER</text:span></text:p>
      <text:p text:style-name="P1"><text:soft-page-break/><text:span text:style-name="T2">Drifters are aimless wanderers and worldwise jacks-of-all-trades who move between cities or star systems, working odd jobs until boredom or fate leads them elsewhere. Along the way, they learn strange customs and pick up interesting and diverse skills.</text:span></text:p>
      <text:p text:style-name="P1"><text:span text:style-name="T3">Prerequisite: </text:span><text:span text:style-name="T2">Age 15+.</text:span></text:p>
      <text:p text:style-name="P1"><text:span text:style-name="T3">Skills: </text:span><text:span text:style-name="T2">Choose three of the following skills as permanent class skills. If a skill you select is already a class skill, you gain a +1 competence bonus on checks using that skill.</text:span></text:p>
      <text:p text:style-name="P1"><text:span text:style-name="T2">Bluff (Cha), Decipher Script (Int), Disable Device (Int), Disguise (Cha), Forgery (Int), Gamble (Wis), Gather Information (Cha), Hide (Dex), Knowledge (streetwise) (Int), Navigate (Int), Sleight of Hand (Dex).</text:span></text:p>
      <text:p text:style-name="P1"><text:span text:style-name="T3">Wealth Bonus Increase: </text:span><text:span text:style-name="T2">+2.</text:span></text:p>
      <text:p text:style-name="P6"/>
      <text:p text:style-name="P1"><text:span text:style-name="T6">GLADIATOR</text:span></text:p>
      <text:p text:style-name="P1"><text:span text:style-name="T2">Gladiators have been fighting all their lives, whether on the streets or in some form of arena. They include disenchanted youths and poverty-stricken hoodlums looking to trade fists for cash, clones bred in secret labs to fight from birth, and low-ranking members of a society’s warrior caste.</text:span></text:p>
      <text:p text:style-name="P1"><text:span text:style-name="T3">Prerequisite: </text:span><text:span text:style-name="T2">Age 18+.</text:span></text:p>
      <text:p text:style-name="P1"><text:span text:style-name="T3">Skills: </text:span><text:span text:style-name="T2">Choose one of the following skills as a permanent class skill. If a skill you select is already a class skill, you gain a +1 competence bonus on checks using that skill.</text:span></text:p>
      <text:p text:style-name="P1"><text:span text:style-name="T2">Balance (Dex), Intimidate (Cha), Knowledge (streetwise) (Int), Tumble (Dex).</text:span></text:p>
      <text:p text:style-name="P1"><text:span text:style-name="T3">Bonus Feat: </text:span><text:span text:style-name="T2">Select either Brawl or Combat Martial Arts.</text:span></text:p>
      <text:p text:style-name="P1"><text:span text:style-name="T3">Wealth Bonus Increase: </text:span><text:span text:style-name="T2">+1.</text:span></text:p>
      <text:p text:style-name="P6"/>
      <text:p text:style-name="P1"><text:span text:style-name="T6">HEIR</text:span></text:p>
      <text:p text:style-name="P1"><text:span text:style-name="T2">Heirs are the elite sons and daughters of powerful magnates, influential nobles, and imperial monarchs. Unlike dilettantes, however, they are bound by their lineage to certain responsibilities, with the assumption that they might someday rise to lead their families into the future . . . assuming the stars are properly aligned and they do nothing to jeopardize their birthright.</text:span></text:p>
      <text:p text:style-name="P1"><text:span text:style-name="T3">Prerequisite: </text:span><text:span text:style-name="T2">Age 21+.</text:span></text:p>
      <text:p text:style-name="P1"><text:span text:style-name="T3">Skills: </text:span><text:span text:style-name="T2">Choose two of the following skills as permanent class skills. If a skill you select is already a class skill, you gain a +1 competence bonus on checks using that skill.</text:span></text:p>
      <text:p text:style-name="P1"><text:span text:style-name="T2">Craft (visual art or writing) (Int), Knowledge (art, business, civics, current events, or history) (Int), Perform (act, dance, keyboards, percussion instruments, sing, stringed instruments, or wind instruments) (Cha), Ride (Dex), Sense Motive (Wis).</text:span></text:p>
      <text:p text:style-name="P1"><text:span text:style-name="T3">Pre-Selected Feat: </text:span><text:span text:style-name="T2">An heir must choose the Educated feat as one of her starting feats at 1st level.</text:span></text:p>
      <text:p text:style-name="P1"><text:span text:style-name="T3">Reputation Bonus Increase: </text:span><text:span text:style-name="T2">+1.</text:span></text:p>
      <text:p text:style-name="P1"><text:soft-page-break/><text:span text:style-name="T3">Wealth Bonus Increase: </text:span><text:span text:style-name="T2">+6. An heir may permanently reduce her Reputation bonus by 1 to increase her starting wealth bonus by an additional +1d6; this expenditure must be made before the character begins play. As long as her Reputation bonus is +1 or higher, an heir’s wealth bonus can never drop below 10.</text:span></text:p>
      <text:p text:style-name="P6"/>
      <text:p text:style-name="P1"><text:span text:style-name="T6">OUTCAST</text:span></text:p>
      <text:p text:style-name="P1"><text:span text:style-name="T2">“Outcast” is not so much an occupation as a forced way of life. Persecuted and exiled for being different, outcasts are lone pariahs or shunned members of a culture whose customs or characteristics society finds deviant or abhorrent. Outcasts lurk on the fringes of civilization. Some strive for acceptance, while others are trapped by their own feelings of resentment, self-loathing, or hopelessness.</text:span></text:p>
      <text:p text:style-name="P1"><text:span text:style-name="T3">Prerequisites: </text:span><text:span text:style-name="T2">Age 15+.</text:span></text:p>
      <text:p text:style-name="P1"><text:span text:style-name="T3">Skills: </text:span><text:span text:style-name="T2">Choose one of the following skills as a permanent class skill. If a skill you select is already a class skill, you gain a +1 competence bonus on checks using that skill.</text:span></text:p>
      <text:p text:style-name="P1"><text:span text:style-name="T2">Disguise (Cha), Hide (Dex), Knowledge (streetwise) (Int), Search (Int), Survival (Wis), Treat Injury (Wis). </text:span></text:p>
      <text:p text:style-name="P1"><text:span text:style-name="T3">Bonus Feat: </text:span><text:span text:style-name="T2">Toughness.</text:span></text:p>
      <text:p text:style-name="P1"><text:span text:style-name="T3">Wealth Bonus Increase: </text:span><text:span text:style-name="T2">+1.</text:span></text:p>
      <text:p text:style-name="P6"/>
      <text:p text:style-name="P1"><text:span text:style-name="T6">SCAVENGER</text:span></text:p>
      <text:p text:style-name="P1"><text:span text:style-name="T2">Scavengers turn society’s wreckage and discarded trash into useful tools or items for trade, and if they’re lucky, their endeavors might even yield one or two objects of special value. They effortlessly navigate and strip clean the most treacherous places, and their playgrounds are abandoned space stations, gutted buildings, and smoking battlefields.</text:span></text:p>
      <text:p text:style-name="P1"><text:span text:style-name="T3">Prerequisites: </text:span><text:span text:style-name="T2">Age 15+.</text:span></text:p>
      <text:p text:style-name="P1"><text:span text:style-name="T3">Skills: </text:span><text:span text:style-name="T2">Choose three of the following skills as permanent class skills. If a skill you select is already a class skill, you gain a +1 competence bonus on checks using that skill.</text:span></text:p>
      <text:p text:style-name="P1"><text:span text:style-name="T2">Decipher Script (Int), Disable Device (Int), Knowledge (technology) (Int), Move Silently (Dex), Repair (Int), Search (Int), Spot (Wis), Survival (Wis).</text:span></text:p>
      <text:p text:style-name="P1"><text:span text:style-name="T3">Wealth Bonus Increase: </text:span><text:span text:style-name="T2">+2.</text:span></text:p>
      <text:p text:style-name="P6"/>
      <text:p text:style-name="P1"><text:span text:style-name="T6">TRANSPORTER</text:span></text:p>
      <text:p text:style-name="P1"><text:span text:style-name="T2">Skilled drivers and pilots, transporters move people, information, and precious cargo safely from one destination to another. They treat their vehicles as extensions of their bodies and are most comfortable behind the wheels of skycabs or the thruster controls of cargo shuttles.</text:span></text:p>
      <text:p text:style-name="P1"><text:span text:style-name="T3">Prerequisite: </text:span><text:span text:style-name="T2">Age 18+.</text:span></text:p>
      <text:p text:style-name="P1"><text:span text:style-name="T3">Skills: </text:span><text:span text:style-name="T2">Choose two of the following skills as permanent class skills. If a skill you select is already a class skill, you gain a +1 competence bonus on checks using that skill.</text:span></text:p>
      <text:p text:style-name="P1"><text:soft-page-break/><text:span text:style-name="T2">Craft (mechanical) (Int), Drive (Dex), Knowledge (current events, popular culture, or streetwise) (Int), Navigate (Int), Pilot (Dex), Repair (Int).</text:span></text:p>
      <text:p text:style-name="P1"><text:span text:style-name="T3">Bonus Feat: </text:span><text:span text:style-name="T2">Select either Spacer or Vehicle Expert.</text:span></text:p>
      <text:p text:style-name="P1"><text:span text:style-name="T3">Wealth Bonus Increase: </text:span><text:span text:style-name="T2">+1.</text:span></text:p>
      <text:p text:style-name="P2"/>
      <text:p text:style-name="P2"/>
      <text:h text:style-name="P16" text:outline-level="2"><text:span text:style-name="T5">EXPANDED SKILLS</text:span></text:h>
      <text:p text:style-name="P1"><text:span text:style-name="T2">The following skills are expanded to include rules specific to future campaigns.</text:span></text:p>
      <text:p text:style-name="P6"/>
      <text:p text:style-name="P1"><text:span text:style-name="T6">BLUFF (CHA)</text:span></text:p>
      <text:p text:style-name="P1"><text:span text:style-name="T2">You can use the Bluff skill to feint in starship combat.</text:span></text:p>
      <text:p text:style-name="P1"><text:span text:style-name="T3">Check: </text:span><text:span text:style-name="T2">With a successful Bluff check, you mislead another starship so that it can’t dodge your attack effectively. This check is opposed by the target pilot’s Sense Motive check. If you succeed, the next attack your starship makes against the target ignores its pilot’s Dexterity bonus to Defense (if it has one), thus lowering the target’s Defense score.</text:span></text:p>
      <text:p text:style-name="P1"><text:span text:style-name="T2">You cannot use this tactic against a starship that’s flying on autopilot.</text:span></text:p>
      <text:p text:style-name="P1"><text:span text:style-name="T2">Using Bluff as a feint in starship combat is an attack action.</text:span></text:p>
      <text:p text:style-name="P1"><text:span text:style-name="T3">Special: </text:span><text:span text:style-name="T2">If you have the Starship Feint feat, you gain a +2 bonus on Bluff checks when using the skill to feint in starship combat.</text:span></text:p>
      <text:p text:style-name="P6"/>
      <text:p text:style-name="P1"><text:span text:style-name="T6">COMPUTER USE (INT)</text:span></text:p>
      <text:p text:style-name="P1"><text:span text:style-name="T2">In addition to all the standard uses, this skill can be used to operate shipboard sensors as well as send, jam, scramble, and unscramble transmissions sent through space or across dimensions.</text:span></text:p>
      <text:p text:style-name="P1"><text:span text:style-name="T3">Check: </text:span><text:span text:style-name="T2">The following applications of the Computer Use skill can be used untrained:</text:span></text:p>
      <text:p text:style-name="P1"><text:span text:style-name="T4">Conduct Active Sensor Scan: </text:span><text:span text:style-name="T2">Using a starship’s sensors to analyze another ship or object in sensory range requires a Computer Use check (DC 15). An active sensor scan conducted over a vast distance (for example, across a star system) or subjected to some form of disturbance (such as interference from a solar flare) applies a –5 or higher penalty on the check.</text:span></text:p>
      <text:p text:style-name="P1"><text:span text:style-name="T4">Send Transmission: </text:span><text:span text:style-name="T2">Routine communications (hailing a nearby ship, using a subspace or dimensional transceiver, and so on) are accomplished with a Computer Use check (DC 10). Communications sent over incredibly long distances (such as between star systems) are subject to distortion; correcting that distortion to ensure a message reaches its intended destination requires a successful Computer Use check (DC 20).</text:span></text:p>
      <text:p text:style-name="P1"><text:span text:style-name="T2">The following applications of the Computer Use skill can’t be used untrained:</text:span></text:p>
      <text:p text:style-name="P1"><text:soft-page-break/><text:span text:style-name="T4">Jam Transmission: </text:span><text:span text:style-name="T2">This skill can be used to prevent a ship or facility from receiving an incoming transmission. An opposed Computer Use check between the individual receiving the message and the individual attempting to jam the message determines whether or not the message gets through. If an unmanned computer receives the transmission, jamming the transmission requires a Computer Use check (DC 15).</text:span></text:p>
      <text:p text:style-name="P1"><text:span text:style-name="T4">Scramble/Unscramble Transmission: </text:span><text:span text:style-name="T2">Computer Use can be used to scramble a transmission. This is done with an opposed Computer Use check between the individual sending the message and anyone attempting to intercept or unscramble it.</text:span></text:p>
      <text:p text:style-name="P1"><text:span text:style-name="T3">Time: </text:span><text:span text:style-name="T2">Scrambling or unscrambling a transmission are all full-round actions. Conducting an active sensor scan or sending/ jamming a transmission is a move action.</text:span></text:p>
      <text:p text:style-name="P6"/>
      <text:p text:style-name="P1"><text:span text:style-name="T6">DISABLE DEVICE (INT)</text:span></text:p>
      <text:p text:style-name="P1"><text:span text:style-name="T2">You can use this skill to disable a robot or external cybernetic attachment.</text:span></text:p>
      <text:p text:style-name="P1"><text:span text:style-name="T3">Check: </text:span><text:span text:style-name="T2">Disabling a robot is a full-round action and requires a successful Disable Device check (DC 30). The robot must be pinned before the check can be made.</text:span></text:p>
      <text:p text:style-name="P1"><text:span text:style-name="T2">Disabling an external cybernetic attachment is a full-round action and requires a successful Disable Device check (DC 30). The creature to which the cybernetic unit is attached must be pinned before the check can be made. You cannot disable internal cybernetic attachments.</text:span></text:p>
      <text:p text:style-name="P1"><text:span text:style-name="T3">Special: </text:span><text:span text:style-name="T2">A disabled robot or disabled external cybernetic attachment can be re-enabled with a successful Repair check (see Repair).</text:span></text:p>
      <text:p text:style-name="P6"/>
      <text:p text:style-name="P1"><text:span text:style-name="T6">KNOWLEDGE (TECHNOLOGY) (INT)</text:span></text:p>
      <text:p text:style-name="P1"><text:span text:style-name="T2">You can make a Knowledge (technology) check to correctly identify starships, mecha, robots, and cybernetic attachments, as well as identify unfamiliar technological devices.</text:span></text:p>
      <text:p text:style-name="P1"><text:span text:style-name="T3">Check: </text:span><text:span text:style-name="T2">The DCs for identifying technological items vary depending on the type of information required:</text:span></text:p>
      <text:p text:style-name="P1"><text:span text:style-name="T2">Identifying a starship by its type and subtype, identifying a mecha by its superstructure, or identifying a robot by its frame: DC 10.</text:span></text:p>
      <text:p text:style-name="P1"><text:span text:style-name="T2">Determining the function or purpose of a particular mechanical system or cybernetic attachment: DC 15.</text:span></text:p>
      <text:p text:style-name="P1"><text:span text:style-name="T2">Recalling the standard, factory-model design specs of a particular type or class of starship, mecha, or robot: DC 20.</text:span></text:p>
      <text:p text:style-name="P1"><text:span text:style-name="T2">When confronted with an unfamiliar piece of technology or alien artifact, you can make a Knowledge (technology) check to correctly surmise the primary (if not singular) purpose of the device. A successful check result does not enable you to activate the item, nor does it make you proficient with the item. The DC of the Knowledge (technology) check depends on the item being identified and the difference in Progress Level, as shown below:</text:span></text:p>
      <table:table table:name="Table1" table:style-name="Table1">
        <table:table-column table:style-name="Table1.A"/>
        <table:table-column table:style-name="Table1.B"/>
        <text:soft-page-break/>
        <table:table-row table:style-name="Table1.1">
          <table:table-cell table:style-name="Table1.A1" office:value-type="string">
            <text:p text:style-name="P9"><text:span text:style-name="T7">Unfamiliar Item</text:span></text:p>
          </table:table-cell>
          <table:table-cell table:style-name="Table1.A1" office:value-type="string">
            <text:p text:style-name="P9"><text:span text:style-name="T7">DC</text:span></text:p>
          </table:table-cell>
        </table:table-row>
        <table:table-row table:style-name="Table1.1">
          <table:table-cell table:style-name="Table1.A2" office:value-type="string">
            <text:p text:style-name="P9"><text:span text:style-name="T1">Basic tool or instrument</text:span></text:p>
          </table:table-cell>
          <table:table-cell table:style-name="Table1.A2" office:value-type="string">
            <text:p text:style-name="P9"><text:span text:style-name="T1">10</text:span></text:p>
          </table:table-cell>
        </table:table-row>
        <table:table-row table:style-name="Table1.1">
          <table:table-cell table:style-name="Table1.A2" office:value-type="string">
            <text:p text:style-name="P1"><text:span text:style-name="T1">Robotic or vehicular component</text:span></text:p>
          </table:table-cell>
          <table:table-cell table:style-name="Table1.A2" office:value-type="string">
            <text:p text:style-name="P1"><text:span text:style-name="T1">15</text:span></text:p>
          </table:table-cell>
        </table:table-row>
        <table:table-row table:style-name="Table1.1">
          <table:table-cell table:style-name="Table1.A2" office:value-type="string">
            <text:p text:style-name="P1"><text:span text:style-name="T1">Cybernetic attachment</text:span></text:p>
          </table:table-cell>
          <table:table-cell table:style-name="Table1.A2" office:value-type="string">
            <text:p text:style-name="P1"><text:span text:style-name="T1">20</text:span></text:p>
          </table:table-cell>
        </table:table-row>
        <table:table-row table:style-name="Table1.1">
          <table:table-cell table:style-name="Table1.A2" office:value-type="string">
            <text:p text:style-name="P1"><text:span text:style-name="T1">Alien weapon or nanotechnology</text:span></text:p>
          </table:table-cell>
          <table:table-cell table:style-name="Table1.A2" office:value-type="string">
            <text:p text:style-name="P1"><text:span text:style-name="T1">25</text:span></text:p>
          </table:table-cell>
        </table:table-row>
        <table:table-row table:style-name="Table1.1">
          <table:table-cell table:style-name="Table1.A2" office:value-type="string">
            <text:p text:style-name="P1"><text:span text:style-name="T1">Alien artifact</text:span></text:p>
          </table:table-cell>
          <table:table-cell table:style-name="Table1.A2" office:value-type="string">
            <text:p text:style-name="P1"><text:span text:style-name="T1">30</text:span></text:p>
          </table:table-cell>
        </table:table-row>
        <table:table-row table:style-name="Table1.1">
          <table:table-cell table:style-name="Table1.A7" office:value-type="string">
            <text:p text:style-name="P9"><text:span text:style-name="T1">Each step in Progress Level (up or down)</text:span></text:p>
          </table:table-cell>
          <table:table-cell table:style-name="Table1.A7" office:value-type="string">
            <text:p text:style-name="P9"><text:span text:style-name="T1">+5</text:span></text:p>
          </table:table-cell>
        </table:table-row>
      </table:table>
      <text:p text:style-name="P6"/>
      <text:p text:style-name="P1"><text:span text:style-name="T6">NAVIGATE (INT)</text:span></text:p>
      <text:p text:style-name="P1"><text:span text:style-name="T2">In a campaign that features space travel or dimensional travel, you can use the Navigate skill to plot a course between planets, star systems, or dimensions.</text:span></text:p>
      <text:p text:style-name="P1"><text:span text:style-name="T3">Check: </text:span><text:span text:style-name="T2">The rules for plotting a course over a great distance work as described in the Navigate skill description. Aboard a starship, you need a functional Class II sensor array (or better) to plot a course through space. You don’t need to make a Navigate check when traveling along a pre-established space route or passing through a dimension gate with a pre-calibrated destination. </text:span></text:p>
      <text:p text:style-name="P1"><text:span text:style-name="T3">Time: </text:span><text:span text:style-name="T2">Plotting a course is a full-round action.</text:span></text:p>
      <text:p text:style-name="P6"/>
      <text:p text:style-name="P1"><text:span text:style-name="T6">PILOT (DEX)</text:span></text:p>
      <text:p text:style-name="P1"><text:span text:style-name="T2">You can use the Pilot skill to fly any kind of spacecraft.</text:span></text:p>
      <text:p text:style-name="P1"><text:span text:style-name="T3">Check: </text:span><text:span text:style-name="T2">Unless you have the Starship Operation feat (page 14), you take a –4 penalty on Pilot checks made to pilot a starship. The pilot of a starship can make a Pilot check to escape after being held or immobilized by another starship’s grapplers or tractor beam; see Grappling Systems for more information on grapplers and tractor beams.</text:span></text:p>
      <text:p text:style-name="P1"><text:span text:style-name="T3">Special: </text:span><text:span text:style-name="T2">For modern-day (PL 5) spacecraft such as the space shuttle, the Aircraft Operation (spacecraft) is sufficient to negate the –4 penalty on Pilot checks; however, this feat cannot negate the penalty as it applies to PL 6 or higher spacecraft.</text:span></text:p>
      <text:p text:style-name="P6"/>
      <text:p text:style-name="P1"><text:span text:style-name="T6">REPAIR (INT)</text:span></text:p>
      <text:p text:style-name="P1"><text:span text:style-name="T2">You can use this skill to repair vehicles, starships, mecha, cybernetic attachments, and constructs (including robots). You can also use the Repair skill to safely remove the “brain” of a destroyed robot.</text:span></text:p>
      <text:p text:style-name="P1"><text:span text:style-name="T3">Check: </text:span><text:span text:style-name="T2">Repairing damage to a vehicle, starship, or mecha takes 1 hour of work, a mechanical tool kit, and a proper facility such as a workshop or hangar bay. (Without a tool kit, you take a –4 penalty on your Repair check.) At the end of the hour, make a Repair check (DC 20). Success repairs 2d6 points of damage. If damage remains, you may continue to make repairs for as many hours as it takes to restore the vehicle or starship to full hit points.</text:span></text:p>
      <text:p text:style-name="P1"><text:span text:style-name="T2">The same rules apply to robots, other constructs, and cybernetic attachments, except that each successful application of the Repair skill restores 1d10 points of damage (instead of 2d6), and the Repair check is more difficult to achieve (DC 30).</text:span></text:p>
      <text:p text:style-name="P1"><text:span text:style-name="T2">This skill may also be used to transplant the “brain” of a destroyed robot into a similar but intact robot frame. See the Robot Resurrection for more information on robotic brain transplants.</text:span></text:p>
      <text:p text:style-name="P1"><text:span text:style-name="T3">Special: </text:span><text:span text:style-name="T2">A vehicle, starship, cybernetic attachment, mecha, robot, or other construct that is reduced to 0 hp cannot be repaired. It can be salvaged for parts, however (see the Salvage feat description).</text:span></text:p>
      <text:p text:style-name="P6"/>
      <text:p text:style-name="P1"><text:span text:style-name="T6">TREAT INJURY (WIS)</text:span></text:p>
      <text:p text:style-name="P1"><text:span text:style-name="T2">This skill can be used to treat members of other species, provided they are neither constructs nor undead.</text:span></text:p>
      <text:p text:style-name="P1"><text:soft-page-break/><text:span text:style-name="T3">Check: </text:span><text:span text:style-name="T2">For all uses of this skill except surgery, the skill check’s DCs are unchanged.</text:span></text:p>
      <text:p text:style-name="P1"><text:span text:style-name="T2">Performing surgery on creatures of a type different from your own carries a –8 penalty. The Surgery feat reduces the penalty to –4, while the Xenomedic feat negates the penalty entirely.</text:span></text:p>
      <text:p text:style-name="P1"><text:span text:style-name="T3">Special: </text:span><text:span text:style-name="T2">The Treat Injury skill cannot be used on nonliving or inorganic creatures, such as constructs or undead.</text:span></text:p>
      <text:p text:style-name="P3"/>
      <text:p text:style-name="P6"/>
      <text:h text:style-name="P16" text:outline-level="2"><text:span text:style-name="T5">FEATS</text:span></text:h>
      <text:p text:style-name="P6"/>
      <text:p text:style-name="P1"><text:span text:style-name="T6">ACTION BOOST</text:span></text:p>
      <text:p text:style-name="P1"><text:span text:style-name="T2">You have the ability to alter your luck drastically in dire circumstances.</text:span></text:p>
      <text:p text:style-name="P1"><text:span text:style-name="T3">Benefit: </text:span><text:span text:style-name="T2">When you spend an action point, you roll d8s instead of d6s for the action result.</text:span></text:p>
      <text:p text:style-name="P6"/>
      <text:p text:style-name="P1"><text:span text:style-name="T6">ALIEN WEAPONS PROFICIENCY</text:span></text:p>
      <text:p text:style-name="P1"><text:span text:style-name="T2">You are proficient with alien weapons.</text:span></text:p>
      <text:p text:style-name="P1"><text:span text:style-name="T3">Benefit: </text:span><text:span text:style-name="T2">You take no penalty on attack rolls when using any kind of alien weapon.</text:span></text:p>
      <text:p text:style-name="P1"><text:span text:style-name="T3">Special: </text:span><text:span text:style-name="T2">A creature without this feat takes a –4 nonproficient penalty when making attacks with an alien weapon.</text:span></text:p>
      <text:p text:style-name="P6"/>
      <text:p text:style-name="P1"><text:span text:style-name="T6">ARMOR PROFICIENCY (POWERED)</text:span></text:p>
      <text:p text:style-name="P1"><text:span text:style-name="T2">You are proficient with powered armor.</text:span></text:p>
      <text:p text:style-name="P1"><text:span text:style-name="T3">Prerequisites: </text:span><text:span text:style-name="T2">Armor Proficiency ( light) , Armor Proficiency (medium).</text:span></text:p>
      <text:p text:style-name="P1"><text:span text:style-name="T3">Benefit: </text:span><text:span text:style-name="T2">When you wear powered armor, you may add the armor’s entire equipment bonus to your Defense.</text:span></text:p>
      <text:p text:style-name="P1"><text:span text:style-name="T3">Normal: </text:span><text:span text:style-name="T2">A character not proficient with powered armor adds only a portion of the armor’s equipment bonus to her Defense.</text:span></text:p>
      <text:p text:style-name="P1"><text:soft-page-break/><text:span text:style-name="T3">Special: </text:span><text:span text:style-name="T2">A Soldier may select this feat as one of his bonus feats.</text:span></text:p>
      <text:p text:style-name="P6"/>
      <text:p text:style-name="P1"><text:span text:style-name="T6">CHARISMATIC PLUS</text:span></text:p>
      <text:p text:style-name="P1"><text:span text:style-name="T2">Advancements in science coupled with your drive to excel enable you to progress faster toward becoming a truly charismatic hero.</text:span></text:p>
      <text:p text:style-name="P1"><text:span text:style-name="T3">Benefit: </text:span><text:span text:style-name="T2">You gain two talents from the Charismatic hero’s talent trees. The talents must be selected from the following list, you cannot select more than one talent from a single talent tree, and you must meet all the prerequisites of a talent to select it. Favor, Captivate, Dazzle, Taunt, Inspiration, Greater Inspiration.</text:span></text:p>
      <text:p text:style-name="P1"><text:span text:style-name="T3">Special: </text:span><text:span text:style-name="T2">You may select this feat multiple times. Each time you select this feat, you must choose a different pair of talents.</text:span></text:p>
      <text:p text:style-name="P6"/>
      <text:p text:style-name="P1"><text:span text:style-name="T6">CRAFT CYBERNETICS</text:span></text:p>
      <text:p text:style-name="P1"><text:span text:style-name="T2">You can construct cybernetic attachments.</text:span></text:p>
      <text:p text:style-name="P1"><text:span text:style-name="T3">Prerequisites: </text:span><text:span text:style-name="T2">Craft (electrical) 10 ranks, Craft (mechanical) 10 ranks, Knowledge (life sciences) 5 ranks.</text:span></text:p>
      <text:p text:style-name="P1"><text:span text:style-name="T3">Benefits: </text:span><text:span text:style-name="T2">You can build cybernetic attachments. You must first make a Wealth check against the purchase DC of the attachment (to acquire the necessary components), then invest 24 hours in its construction. At the end of that time, you must succeed at a Craft (mechanical) check (DC 30) and a Craft (electrical) check (DC 30).</text:span></text:p>
      <text:p text:style-name="P1"><text:span text:style-name="T2">If both Craft checks succeed, the cybernetic attachment functions properly and can be installed at any time (see the Cybernetic Surgery feat). If either or both checks fail, the attachment’s design is flawed; another 24 hours must be spent fixing the problems, and two new checks must be made at the end of that time.</text:span></text:p>
      <text:p text:style-name="P1"><text:span text:style-name="T3">Special: </text:span><text:span text:style-name="T2">This feat does not allow you to build a cybernetic attachment of a higher Progress Level.</text:span></text:p>
      <text:p text:style-name="P6"/>
      <text:p text:style-name="P1"><text:span text:style-name="T6">CYBERNETIC SURGERY</text:span></text:p>
      <text:p text:style-name="P1"><text:span text:style-name="T2">You can graft cybernetic attachments onto living tissue as well as safely remove them.</text:span></text:p>
      <text:p text:style-name="P1"><text:span text:style-name="T3">Prerequisites: </text:span><text:span text:style-name="T2">Treat Injury 8 ranks, Surgery.</text:span></text:p>
      <text:p text:style-name="P1"><text:span text:style-name="T3">Benefit: </text:span><text:span text:style-name="T2">You can make a Treat Injury check (DC 20) to install or remove a cybernetic attachment. If you do not have a surgery kit or access to a medical facility, you take a –4 penalty on the check. Cybernetic surgery takes 1d4 hours.</text:span></text:p>
      <text:p text:style-name="P1"><text:span text:style-name="T2">The consequences of failure are severe: If your check result fails by 5 or more, the installation or removal of the cybernetic attachment causes undue physical trauma to the patient, who suffers 1d4 points of Constitution damage. If the check result fails by 10 or more, the Constitution damage is treated as Constitution drain instead.</text:span></text:p>
      <text:p text:style-name="P1"><text:span text:style-name="T2">A character who undergoes cybernetic surgery (successful or not) is fatigued for 24 hours. Reduce this time by 2 hours for every point above the DC the surgeon achieves. The period of fatigue can never be reduced below 6 hours in this fashion.</text:span></text:p>
      <text:p text:style-name="P1"><text:span text:style-name="T3">Normal: </text:span><text:span text:style-name="T2">Characters without this feat take a –8 penalty on Treat Injury checks made to perform cybernetic surgery (–4 penalty if they have the Surgery feat).</text:span></text:p>
      <text:p text:style-name="P6"><text:soft-page-break/></text:p>
      <text:p text:style-name="P1"><text:span text:style-name="T6">CYBERTAKER</text:span></text:p>
      <text:p text:style-name="P1"><text:span text:style-name="T2">You can have more cybernetic attachments than normal without suffering ill effects.</text:span></text:p>
      <text:p text:style-name="P1"><text:span text:style-name="T3">Benefit: </text:span><text:span text:style-name="T2">The maximum number of cybernetic attachments you can have without suffering negative levels increases by 1.</text:span></text:p>
      <text:p text:style-name="P1"><text:span text:style-name="T3">Special: </text:span><text:span text:style-name="T2">You can gain this feat multiple times. Its effects stack.</text:span></text:p>
      <text:p text:style-name="P6"/>
      <text:p text:style-name="P1"><text:span text:style-name="T6">DEDICATED PLUS</text:span></text:p>
      <text:p text:style-name="P1"><text:span text:style-name="T2">Advancements in science coupled with your drive to excel enable you to progress faster toward becoming a truly dedicated hero.</text:span></text:p>
      <text:p text:style-name="P1"><text:span text:style-name="T3">Benefit: </text:span><text:span text:style-name="T2">You gain two talents from the Dedicated hero’s talent trees. The talents must be selected from the following list, you cannot select more than one talent from a single talent tree, and you must meet all the prerequisites of a talent to select it. Improved Aid Another, Intuition, Healing Touch 1, Healing Touch 2, Aware, Faith, Cool Under Pressure.</text:span></text:p>
      <text:p text:style-name="P1"><text:span text:style-name="T3">Special: </text:span><text:span text:style-name="T2">You may select this feat multiple times. Each time you select this feat, you must choose a different pair of talents.</text:span></text:p>
      <text:p text:style-name="P6"/>
      <text:p text:style-name="P1"><text:span text:style-name="T6">FAST PLUS</text:span></text:p>
      <text:p text:style-name="P1"><text:span text:style-name="T2">Advancements in science coupled with your drive to excel enable you to progress faster toward becoming a truly dexterous hero.</text:span></text:p>
      <text:p text:style-name="P1"><text:span text:style-name="T3">Benefit: </text:span><text:span text:style-name="T2">You gain two talents from the Fast hero’s talent trees. The talents must be selected from the following list, you cannot select more than one talent from a single talent tree, and you must meet all the prerequisites of a talent to select it. Uncanny Dodge 1, Uncanny Dodge 2, Defensive Roll, Opportunist, Improved Increased Speed, Advanced Increased Speed.</text:span></text:p>
      <text:p text:style-name="P1"><text:span text:style-name="T3">Special: </text:span><text:span text:style-name="T2">You may select this feat multiple times. Each time you select this feat, you must choose a different pair of talents.</text:span></text:p>
      <text:p text:style-name="P6"/>
      <text:p text:style-name="P1"><text:span text:style-name="T6">JACK OF ALL TRADES</text:span></text:p>
      <text:p text:style-name="P1"><text:span text:style-name="T2">You’ve picked up a smattering of even the most obscure skills.</text:span></text:p>
      <text:p text:style-name="P1"><text:span text:style-name="T3">Prerequisite: </text:span><text:span text:style-name="T2">Character level 8th+.</text:span></text:p>
      <text:p text:style-name="P1"><text:span text:style-name="T3">Benefit: </text:span><text:span text:style-name="T2">You can use any skill untrained, even those that normally require training and those that are exclusive to classes you don’t have. You cannot, however, gain ranks in a skill unless you are allowed to select it.</text:span></text:p>
      <text:p text:style-name="P6"/>
      <text:p text:style-name="P1"><text:soft-page-break/><text:span text:style-name="T6">MASTERCRAFTER</text:span></text:p>
      <text:p text:style-name="P1"><text:span text:style-name="T2">You are adept at creating mastercraft electronic and mechanical devices (including tools, vehicles, weapons, robot manipulators, and armor).</text:span></text:p>
      <text:p text:style-name="P1"><text:span text:style-name="T3">Prerequisites: </text:span><text:span text:style-name="T2">Craft (electrical) 8 ranks, Craft (mechanical) 8 ranks.</text:span></text:p>
      <text:p text:style-name="P1"><text:span text:style-name="T3">Benefit: </text:span><text:span text:style-name="T2">When successfully completed, a mastercraft electronic or mechanical object provides an equipment bonus on skill checks made to use the object (in the case of mastercraft vehicles, this includes Drive or Pilot checks). A mastercraft weapon provides a bonus on attack or damage rolls (your choice). A mastercraft suit of armor improves the armor’s equipment bonus to Defense. In each case, the bonus can be +1, +2, or +3, and no single object can have more than one mastercraft feature. (For instance, you cannot build a mastercraft weapon that gains a bonus on attack rolls and damage rolls.)</text:span></text:p>
      <text:p text:style-name="P1"><text:span text:style-name="T2">On average, it takes twice as long to build a mastercraft object as it does to build an ordinary object of the same type. The cost to build a mastercraft object is equal to the purchase DC for the object (or its components) + the bonus provided by the mastercraft feature (+1, +2, or +3).</text:span></text:p>
      <text:p text:style-name="P1"><text:span text:style-name="T2">In addition to the Wealth check, you must also pay a cost in experience points equal to 250 × the bonus provided by the mastercraft feature. The experience points must be paid before making the Craft check. If the expenditure of these experience points would drop you below the minimum needed for your current level, then the experience points can’t be paid and you can’t make the mastercraft object until you have sufficient experience points to remain at your current level after the expenditure is made.</text:span></text:p>
      <text:p text:style-name="P1"><text:span text:style-name="T2">Apply the following modifiers to the Craft check DC for mastercraft items:</text:span></text:p>
      <table:table table:name="Table2" table:style-name="Table2">
        <table:table-column table:style-name="Table2.A"/>
        <table:table-column table:style-name="Table2.B"/>
        <table:table-row table:style-name="Table2.1">
          <table:table-cell table:style-name="Table2.A1" office:value-type="string">
            <text:p text:style-name="P10"><text:span text:style-name="T1">Mastercraft Feature </text:span></text:p>
          </table:table-cell>
          <table:table-cell table:style-name="Table2.A1" office:value-type="string">
            <text:h text:style-name="P17" text:outline-level="4"><text:span text:style-name="T1">DC Modifier</text:span></text:h>
          </table:table-cell>
        </table:table-row>
        <table:table-row table:style-name="Table2.1">
          <table:table-cell table:style-name="Table2.A2" office:value-type="string">
            <text:p text:style-name="P9"><text:span text:style-name="T1">Mastercraft (+1) </text:span></text:p>
          </table:table-cell>
          <table:table-cell table:style-name="Table2.A2" office:value-type="string">
            <text:p text:style-name="P12"><text:span text:style-name="T1">+3</text:span></text:p>
          </table:table-cell>
        </table:table-row>
        <table:table-row table:style-name="Table2.1">
          <table:table-cell table:style-name="Table2.A2" office:value-type="string">
            <text:p text:style-name="P1"><text:span text:style-name="T1">Mastercraft (+2) </text:span></text:p>
          </table:table-cell>
          <table:table-cell table:style-name="Table2.A2" office:value-type="string">
            <text:p text:style-name="P11"><text:span text:style-name="T1">+5</text:span></text:p>
          </table:table-cell>
        </table:table-row>
        <table:table-row table:style-name="Table2.1">
          <table:table-cell table:style-name="Table2.A4" office:value-type="string">
            <text:p text:style-name="P9"><text:span text:style-name="T1">Mastercraft (+3) </text:span></text:p>
          </table:table-cell>
          <table:table-cell table:style-name="Table2.A4" office:value-type="string">
            <text:p text:style-name="P12"><text:span text:style-name="T1">+10</text:span></text:p>
          </table:table-cell>
        </table:table-row>
      </table:table>
      <text:p text:style-name="P1"><text:span text:style-name="T2">You can add the mastercraft feature to an existing ordinary object or a lower-grade mastercraft object by making a Wealth check and then making the Craft check as though you were constructing the object from scratch.</text:span></text:p>
      <text:p text:style-name="P6"/>
      <text:p text:style-name="P1"><text:span text:style-name="T6">NERVE PINCH</text:span></text:p>
      <text:p text:style-name="P1"><text:span text:style-name="T2">You can incapacitate foes with a vicelike pinch.</text:span></text:p>
      <text:p text:style-name="P1"><text:span text:style-name="T3">Prerequisites: </text:span><text:span text:style-name="T2">Combat Martial Arts, base attack bonus +4.</text:span></text:p>
      <text:p text:style-name="P1"><text:span text:style-name="T3">Benefit: </text:span><text:span text:style-name="T2">You make an unarmed attack against a living creature. If the attack succeeds, the target takes no damage but must succeed on a Fortitude save (DC 10 + one-half your character level + your Strength modifier) or be paralyzed for 1d4+1 rounds. If the target’s attack of opportunity hits you and deals damage, the nerve pinch automatically fails.</text:span></text:p>
      <text:p text:style-name="P1"><text:span text:style-name="T3">Special: </text:span><text:span text:style-name="T2">This ability does not work on creatures without nervous systems or discernible anatomies, such as oozes and plants.</text:span></text:p>
      <text:p text:style-name="P6"/>
      <text:p text:style-name="P1"><text:span text:style-name="T6">OATHBOUND</text:span></text:p>
      <text:p text:style-name="P1"><text:span text:style-name="T2">You swear undying allegiance to a person, group, organization, nation, planet, stellar empire, ethical philosophy, moral philosophy, or belief system. By doing so, you can better influence others who share your allegiance and more effectively oppose those who don’t.</text:span></text:p>
      <text:p text:style-name="P1"><text:soft-page-break/><text:span text:style-name="T3">Prerequisites: </text:span><text:span text:style-name="T2">At least one declared allegiance.</text:span></text:p>
      <text:p text:style-name="P1"><text:span text:style-name="T3">Benefit: </text:span><text:span text:style-name="T2">Choose one of your allegiances. The allegiance you select becomes your primary allegiance and cannot be broken, except by you. The strength of your allegiance enables you to better assist other beings who have the same allegiance; if your aid another attempt succeeds, your ally gains a +3 circumstance bonus (instead of +2) on his skill check result or attack roll. Your dedication also grants you a +1 bonus on attack rolls made against creatures that do not have this allegiance.</text:span></text:p>
      <text:p text:style-name="P1"><text:span text:style-name="T3">Special: </text:span><text:span text:style-name="T2">You cannot apply the benefits of this feat to multiple allegiances. If you break your oathbound allegiance, you forever lose the benefits of this feat but may take the feat again and apply the benefits to a new allegiance.</text:span></text:p>
      <text:p text:style-name="P6"/>
      <text:p text:style-name="P1"><text:span text:style-name="T6">PLANETARY ADAPTATION</text:span></text:p>
      <text:p text:style-name="P1"><text:span text:style-name="T2">Your physiology has been altered by life on a planet with a harsh climate or adverse environmental conditions.</text:span></text:p>
      <text:p text:style-name="P1"><text:span text:style-name="T3">Benefit: </text:span><text:span text:style-name="T2">You gain one of the benefits listed below, depending on your planet of origin.</text:span></text:p>
      <text:p text:style-name="P1"><text:span text:style-name="T4">Barren World: </text:span><text:span text:style-name="T2">You gain a +4 bonus on Survival checks and a +4 bonus on Constitution checks against starvation and thirst.</text:span></text:p>
      <text:p text:style-name="P1"><text:span text:style-name="T4">Cold World: </text:span><text:span text:style-name="T2">You gain a +4 bonus on Fortitude saves against extreme cold, as well as cold resistance 5.</text:span></text:p>
      <text:p text:style-name="P1"><text:span text:style-name="T4">Dark World: </text:span><text:span text:style-name="T2">You gain darkvision out to a range of 60 feet. Darkvision is black and white only, but otherwise works as normal sight.</text:span></text:p>
      <text:p text:style-name="P1"><text:span text:style-name="T4">High-G World: </text:span><text:span text:style-name="T2">You gain a +2 bonus to your Strength. Reduce your base height by 6 inches.</text:span></text:p>
      <text:p text:style-name="P1"><text:span text:style-name="T4">Hot World: </text:span><text:span text:style-name="T2">You gain a +4 bonus on Fortitude saves against extreme heat, as well as fire resistance 5.</text:span></text:p>
      <text:p text:style-name="P1"><text:span text:style-name="T4">Low-G World: </text:span><text:span text:style-name="T2">You gain a +2 bonus to your Dexterity. Increase your base height by 6 inches.</text:span></text:p>
      <text:p text:style-name="P1"><text:span text:style-name="T4">Water World: </text:span><text:span text:style-name="T2">You gain a +4 bonus on Swim checks and can hold your breath for a number of rounds equal to twice your Constitution score.</text:span></text:p>
      <text:p text:style-name="P1"><text:span text:style-name="T3">Special: </text:span><text:span text:style-name="T2">You may only take this feat at 1st level. You may select this feat more than once, however, if you get multiple feats at 1st level; each time you choose this feat, you gain a different benefit. </text:span></text:p>
      <text:p text:style-name="P5"/>
      <text:p text:style-name="P1"><text:span text:style-name="T6">SALVAGE</text:span></text:p>
      <text:p text:style-name="P1"><text:span text:style-name="T2">You can salvage electrical and mechanical parts from destroyed vehicles, mecha, starships, robots, and cybernetic attachments.</text:span></text:p>
      <text:p text:style-name="P1"><text:span text:style-name="T3">Benefit: </text:span><text:span text:style-name="T2">Salvaging a destroyed vehicle, mecha, starship, robot, or cybernetic attachment takes time, as noted in Table: Salvage.</text:span></text:p>
      <text:p text:style-name="P1"><text:span text:style-name="T2">At the end of this time, make a Search check. If the check succeeds, you may increase your Wealth score by the amount indicated on the table, either by selling the salvaged parts for scrap or using them to offset the cost of future building projects.</text:span></text:p>
      <text:p text:style-name="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text:span text:style-name="T1">TABLE: SALVAGE</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row table:style-name="Table3.1">
          <table:table-cell table:style-name="Table3.A2" office:value-type="string">
            <text:p text:style-name="P9"><text:span text:style-name="T7">Salvaged Machine</text:span></text:p>
          </table:table-cell>
          <table:table-cell table:style-name="Table3.A2" office:value-type="string">
            <text:p text:style-name="P12"><text:span text:style-name="T7">Time Required</text:span></text:p>
          </table:table-cell>
          <table:table-cell table:style-name="Table3.A2" office:value-type="string">
            <text:p text:style-name="P12"><text:span text:style-name="T7">Search Check DC</text:span></text:p>
          </table:table-cell>
          <table:table-cell table:style-name="Table3.A2" office:value-type="string">
            <text:p text:style-name="P12"><text:span text:style-name="T7">Wealth Increase</text:span></text:p>
          </table:table-cell>
        </table:table-row>
        <table:table-row table:style-name="Table3.1">
          <table:table-cell table:style-name="Table3.A2" office:value-type="string">
            <text:p text:style-name="P1"><text:span text:style-name="T7">Vehicle</text:span></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row>
        <table:table-row table:style-name="Table3.1">
          <table:table-cell table:style-name="Table3.A2" office:value-type="string">
            <text:p text:style-name="P14"><text:span text:style-name="T1">Huge or smaller</text:span></text:p>
          </table:table-cell>
          <table:table-cell table:style-name="Table3.A2" office:value-type="string">
            <text:p text:style-name="P11"><text:span text:style-name="T1">30 min.</text:span></text:p>
          </table:table-cell>
          <table:table-cell table:style-name="Table3.A2" office:value-type="string">
            <text:p text:style-name="P11"><text:span text:style-name="T1">15</text:span></text:p>
          </table:table-cell>
          <table:table-cell table:style-name="Table3.A2" office:value-type="string">
            <text:p text:style-name="P11"><text:span text:style-name="T1">+1</text:span></text:p>
          </table:table-cell>
        </table:table-row>
        <table:table-row table:style-name="Table3.1">
          <table:table-cell table:style-name="Table3.A2" office:value-type="string">
            <text:p text:style-name="P14"><text:span text:style-name="T1">Gargantuan</text:span></text:p>
          </table:table-cell>
          <table:table-cell table:style-name="Table3.A2" office:value-type="string">
            <text:p text:style-name="P11"><text:span text:style-name="T1">1 hr.</text:span></text:p>
          </table:table-cell>
          <table:table-cell table:style-name="Table3.A2" office:value-type="string">
            <text:p text:style-name="P11"><text:span text:style-name="T1">20</text:span></text:p>
          </table:table-cell>
          <table:table-cell table:style-name="Table3.A2" office:value-type="string">
            <text:p text:style-name="P11"><text:span text:style-name="T1">+2</text:span></text:p>
          </table:table-cell>
        </table:table-row>
        <text:soft-page-break/>
        <table:table-row table:style-name="Table3.1">
          <table:table-cell table:style-name="Table3.A2" office:value-type="string">
            <text:p text:style-name="P14"><text:span text:style-name="T1">Colossal</text:span></text:p>
          </table:table-cell>
          <table:table-cell table:style-name="Table3.A2" office:value-type="string">
            <text:p text:style-name="P11"><text:span text:style-name="T1">3 hr.</text:span></text:p>
          </table:table-cell>
          <table:table-cell table:style-name="Table3.A2" office:value-type="string">
            <text:p text:style-name="P11"><text:span text:style-name="T1">25</text:span></text:p>
          </table:table-cell>
          <table:table-cell table:style-name="Table3.A2" office:value-type="string">
            <text:p text:style-name="P11"><text:span text:style-name="T1">+3</text:span></text:p>
          </table:table-cell>
        </table:table-row>
        <table:table-row table:style-name="Table3.1">
          <table:table-cell table:style-name="Table3.A2" office:value-type="string">
            <text:p text:style-name="P1"><text:span text:style-name="T7">Mecha</text:span></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row>
        <table:table-row table:style-name="Table3.1">
          <table:table-cell table:style-name="Table3.A2" office:value-type="string">
            <text:p text:style-name="P14"><text:span text:style-name="T1">Huge or smaller</text:span></text:p>
          </table:table-cell>
          <table:table-cell table:style-name="Table3.A2" office:value-type="string">
            <text:p text:style-name="P11"><text:span text:style-name="T1">30 min.</text:span></text:p>
          </table:table-cell>
          <table:table-cell table:style-name="Table3.A2" office:value-type="string">
            <text:p text:style-name="P11"><text:span text:style-name="T1">25</text:span></text:p>
          </table:table-cell>
          <table:table-cell table:style-name="Table3.A2" office:value-type="string">
            <text:p text:style-name="P11"><text:span text:style-name="T1">+2</text:span></text:p>
          </table:table-cell>
        </table:table-row>
        <table:table-row table:style-name="Table3.1">
          <table:table-cell table:style-name="Table3.A2" office:value-type="string">
            <text:p text:style-name="P14"><text:span text:style-name="T1">Gargantuan</text:span></text:p>
          </table:table-cell>
          <table:table-cell table:style-name="Table3.A2" office:value-type="string">
            <text:p text:style-name="P11"><text:span text:style-name="T1">1 hr.</text:span></text:p>
          </table:table-cell>
          <table:table-cell table:style-name="Table3.A2" office:value-type="string">
            <text:p text:style-name="P11"><text:span text:style-name="T1">30</text:span></text:p>
          </table:table-cell>
          <table:table-cell table:style-name="Table3.A2" office:value-type="string">
            <text:p text:style-name="P11"><text:span text:style-name="T1">+4</text:span></text:p>
          </table:table-cell>
        </table:table-row>
        <table:table-row table:style-name="Table3.1">
          <table:table-cell table:style-name="Table3.A2" office:value-type="string">
            <text:p text:style-name="P14"><text:span text:style-name="T1">Colossal</text:span></text:p>
          </table:table-cell>
          <table:table-cell table:style-name="Table3.A2" office:value-type="string">
            <text:p text:style-name="P11"><text:span text:style-name="T1">3 hr.</text:span></text:p>
          </table:table-cell>
          <table:table-cell table:style-name="Table3.A2" office:value-type="string">
            <text:p text:style-name="P11"><text:span text:style-name="T1">35</text:span></text:p>
          </table:table-cell>
          <table:table-cell table:style-name="Table3.A2" office:value-type="string">
            <text:p text:style-name="P11"><text:span text:style-name="T1">+6</text:span></text:p>
          </table:table-cell>
        </table:table-row>
        <text:soft-page-break/>
        <table:table-row table:style-name="Table3.1">
          <table:table-cell table:style-name="Table3.A2" office:value-type="string">
            <text:p text:style-name="P1"><text:span text:style-name="T7">Starship</text:span></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row>
        <table:table-row table:style-name="Table3.1">
          <table:table-cell table:style-name="Table3.A2" office:value-type="string">
            <text:p text:style-name="P14"><text:span text:style-name="T1">Huge </text:span></text:p>
          </table:table-cell>
          <table:table-cell table:style-name="Table3.A2" office:value-type="string">
            <text:p text:style-name="P11"><text:span text:style-name="T1">1 hr.</text:span></text:p>
          </table:table-cell>
          <table:table-cell table:style-name="Table3.A2" office:value-type="string">
            <text:p text:style-name="P11"><text:span text:style-name="T1">30</text:span></text:p>
          </table:table-cell>
          <table:table-cell table:style-name="Table3.A2" office:value-type="string">
            <text:p text:style-name="P11"><text:span text:style-name="T1">+3</text:span></text:p>
          </table:table-cell>
        </table:table-row>
        <table:table-row table:style-name="Table3.1">
          <table:table-cell table:style-name="Table3.A2" office:value-type="string">
            <text:p text:style-name="P14"><text:span text:style-name="T1">Gargantuan </text:span></text:p>
          </table:table-cell>
          <table:table-cell table:style-name="Table3.A2" office:value-type="string">
            <text:p text:style-name="P11"><text:span text:style-name="T1">3 hr.</text:span></text:p>
          </table:table-cell>
          <table:table-cell table:style-name="Table3.A2" office:value-type="string">
            <text:p text:style-name="P11"><text:span text:style-name="T1">35</text:span></text:p>
          </table:table-cell>
          <table:table-cell table:style-name="Table3.A2" office:value-type="string">
            <text:p text:style-name="P11"><text:span text:style-name="T1">+5</text:span></text:p>
          </table:table-cell>
        </table:table-row>
        <table:table-row table:style-name="Table3.1">
          <table:table-cell table:style-name="Table3.A2" office:value-type="string">
            <text:p text:style-name="P14"><text:span text:style-name="T1">Colossal </text:span></text:p>
          </table:table-cell>
          <table:table-cell table:style-name="Table3.A2" office:value-type="string">
            <text:p text:style-name="P11"><text:span text:style-name="T1">6 hr.</text:span></text:p>
          </table:table-cell>
          <table:table-cell table:style-name="Table3.A2" office:value-type="string">
            <text:p text:style-name="P11"><text:span text:style-name="T1">40</text:span></text:p>
          </table:table-cell>
          <table:table-cell table:style-name="Table3.A2" office:value-type="string">
            <text:p text:style-name="P11"><text:span text:style-name="T1">+8</text:span></text:p>
          </table:table-cell>
        </table:table-row>
        <table:table-row table:style-name="Table3.1">
          <table:table-cell table:style-name="Table3.A2" office:value-type="string">
            <text:p text:style-name="P1"><text:span text:style-name="T7">Robot</text:span></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row>
        <text:soft-page-break/>
        <table:table-row table:style-name="Table3.1">
          <table:table-cell table:style-name="Table3.A2" office:value-type="string">
            <text:p text:style-name="P14"><text:span text:style-name="T1">Tiny or smaller </text:span></text:p>
          </table:table-cell>
          <table:table-cell table:style-name="Table3.A2" office:value-type="string">
            <text:p text:style-name="P11"><text:span text:style-name="T1">10 min.</text:span></text:p>
          </table:table-cell>
          <table:table-cell table:style-name="Table3.A2" office:value-type="string">
            <text:p text:style-name="P11"><text:span text:style-name="T1">20</text:span></text:p>
          </table:table-cell>
          <table:table-cell table:style-name="Table3.A2" office:value-type="string">
            <text:p text:style-name="P11"><text:span text:style-name="T1">+1</text:span></text:p>
          </table:table-cell>
        </table:table-row>
        <table:table-row table:style-name="Table3.1">
          <table:table-cell table:style-name="Table3.A2" office:value-type="string">
            <text:p text:style-name="P14"><text:span text:style-name="T1">Small to Large </text:span></text:p>
          </table:table-cell>
          <table:table-cell table:style-name="Table3.A2" office:value-type="string">
            <text:p text:style-name="P11"><text:span text:style-name="T1">30 min.</text:span></text:p>
          </table:table-cell>
          <table:table-cell table:style-name="Table3.A2" office:value-type="string">
            <text:p text:style-name="P11"><text:span text:style-name="T1">25</text:span></text:p>
          </table:table-cell>
          <table:table-cell table:style-name="Table3.A2" office:value-type="string">
            <text:p text:style-name="P11"><text:span text:style-name="T1">+2</text:span></text:p>
          </table:table-cell>
        </table:table-row>
        <table:table-row table:style-name="Table3.1">
          <table:table-cell table:style-name="Table3.A2" office:value-type="string">
            <text:p text:style-name="P14"><text:span text:style-name="T1">Huge or bigger </text:span></text:p>
          </table:table-cell>
          <table:table-cell table:style-name="Table3.A2" office:value-type="string">
            <text:p text:style-name="P11"><text:span text:style-name="T1">1 hr.</text:span></text:p>
          </table:table-cell>
          <table:table-cell table:style-name="Table3.A2" office:value-type="string">
            <text:p text:style-name="P11"><text:span text:style-name="T1">30</text:span></text:p>
          </table:table-cell>
          <table:table-cell table:style-name="Table3.A2" office:value-type="string">
            <text:p text:style-name="P11"><text:span text:style-name="T1">+3</text:span></text:p>
          </table:table-cell>
        </table:table-row>
        <table:table-row table:style-name="Table3.1">
          <table:table-cell table:style-name="Table3.A2" office:value-type="string">
            <text:p text:style-name="P1"><text:span text:style-name="T7">Cybernetic Attachment</text:span></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row>
        <table:table-row table:style-name="Table3.1">
          <table:table-cell table:style-name="Table3.A2" office:value-type="string">
            <text:p text:style-name="P14"><text:span text:style-name="T1">Replacement </text:span></text:p>
          </table:table-cell>
          <table:table-cell table:style-name="Table3.A2" office:value-type="string">
            <text:p text:style-name="P11"><text:span text:style-name="T1">10 min.</text:span></text:p>
          </table:table-cell>
          <table:table-cell table:style-name="Table3.A2" office:value-type="string">
            <text:p text:style-name="P11"><text:span text:style-name="T1">15</text:span></text:p>
          </table:table-cell>
          <table:table-cell table:style-name="Table3.A2" office:value-type="string">
            <text:p text:style-name="P11"><text:span text:style-name="T1">+1</text:span></text:p>
          </table:table-cell>
        </table:table-row>
        <text:soft-page-break/>
        <table:table-row table:style-name="Table3.1">
          <table:table-cell table:style-name="Table3.A21" office:value-type="string">
            <text:p text:style-name="P15"><text:span text:style-name="T1">Enhancement </text:span></text:p>
          </table:table-cell>
          <table:table-cell table:style-name="Table3.A21" office:value-type="string">
            <text:p text:style-name="P12"><text:span text:style-name="T1">30 min.</text:span></text:p>
          </table:table-cell>
          <table:table-cell table:style-name="Table3.A21" office:value-type="string">
            <text:p text:style-name="P12"><text:span text:style-name="T1">20</text:span></text:p>
          </table:table-cell>
          <table:table-cell table:style-name="Table3.A21" office:value-type="string">
            <text:p text:style-name="P12"><text:span text:style-name="T1">+2</text:span></text:p>
          </table:table-cell>
        </table:table-row>
      </table:table>
      <text:p text:style-name="P2"/>
      <text:p text:style-name="P1"><text:span text:style-name="T3">Special: </text:span><text:span text:style-name="T2">A particular vehicle, mecha, starship, robot, or cybernetic attachment can be successfully salvaged only once. Any further attempts to salvage the wreckage fail automatically.</text:span></text:p>
      <text:p text:style-name="P6"/>
      <text:p text:style-name="P1"><text:span text:style-name="T6">SMART PLUS</text:span></text:p>
      <text:p text:style-name="P1"><text:span text:style-name="T2">Advancements in science coupled with your drive to excel enable you to progress faster toward becoming a truly intelligent hero.</text:span></text:p>
      <text:p text:style-name="P1"><text:span text:style-name="T3">Benefit: </text:span><text:span text:style-name="T2">You gain two talents from the Smart hero’s talent trees. The talents must be selected from the following list, you cannot select more than one talent from a single talent tree, and you must meet all the prerequisites of a talent to select it. Savant, Linguist, Exploit Weakness, Plan, Trick.</text:span></text:p>
      <text:p text:style-name="P1"><text:span text:style-name="T3">Special: </text:span><text:span text:style-name="T2">You may select this feat multiple times. Each time you select this feat, you must choose a different pair of talents. The exception is the savant talent, which you can select multiple times. However, each time you select the savant talent, you must choose a different skill (see the savant talent’s description).</text:span></text:p>
      <text:p text:style-name="P6"/>
      <text:p text:style-name="P1"><text:span text:style-name="T6">SPACER</text:span></text:p>
      <text:p text:style-name="P1"><text:span text:style-name="T2">You have a special affinity for spacecraft and space travel.</text:span></text:p>
      <text:p text:style-name="P1"><text:span text:style-name="T3">Benefits: </text:span><text:span text:style-name="T2">You gain a +2 bonus on Computer Use checks made to use onboard spacecraft computer systems, a +2 bonus on Navigate checks when plotting a course through space, and a +2 bonus on all Pilot checks made to fly a spacecraft.</text:span></text:p>
      <text:p text:style-name="P6"/>
      <text:p text:style-name="P1"><text:span text:style-name="T6">STARSHIP BATTLE RUN</text:span></text:p>
      <text:p text:style-name="P1"><text:span text:style-name="T2">You are skilled at starship skirmish tactics, zipping in and out of an enemy’s sights.</text:span></text:p>
      <text:p text:style-name="P1"><text:span text:style-name="T3">Prerequisite: </text:span><text:span text:style-name="T2">Dexterity 13, Starship Dodge, Starship Mobility.</text:span></text:p>
      <text:p text:style-name="P1"><text:span text:style-name="T3">Benefit: </text:span><text:span text:style-name="T2">When using an attack action with a starship ranged weapon, you can move both before and after the attack, provided that the total distance moved does not exceed the starship’s tactical speed.</text:span></text:p>
      <text:p text:style-name="P1"><text:span text:style-name="T2">Moving in this way does not provoke an attack of opportunity from the defender you are attacking (though it can provoke attacks of opportunity from other nearby starships, as normal).</text:span></text:p>
      <text:p text:style-name="P6"/>
      <text:p text:style-name="P1"><text:span text:style-name="T6">STARSHIP DODGE</text:span></text:p>
      <text:p text:style-name="P1"><text:span text:style-name="T2">You are adept at dodging attacks while piloting starships.</text:span></text:p>
      <text:p text:style-name="P1"><text:soft-page-break/><text:span text:style-name="T3">Prerequisite: </text:span><text:span text:style-name="T2">Dexterity 13, Pilot 6 ranks, Starship Operation (of the appropriate type).</text:span></text:p>
      <text:p text:style-name="P1"><text:span text:style-name="T3">Benefit: </text:span><text:span text:style-name="T2">When piloting a starship of a type with which you are proficient (see the Starship Operation feat), you apply a +1 dodge bonus to your ship’s Defense against attacks from one enemy starship you designate during your action. You can select a new enemy ship on any action.</text:span></text:p>
      <text:p text:style-name="P6"/>
      <text:p text:style-name="P1"><text:span text:style-name="T6">STARSHIP FEINT</text:span></text:p>
      <text:p text:style-name="P1"><text:span text:style-name="T2">You are skilled at misleading your enemy in starship combat.</text:span></text:p>
      <text:p text:style-name="P1"><text:span text:style-name="T3">Prerequisite: </text:span><text:span text:style-name="T2">Pilot 9 ranks, Starship Operation (of the appropriate type).</text:span></text:p>
      <text:p text:style-name="P1"><text:span text:style-name="T3">Benefit: </text:span><text:span text:style-name="T2">When piloting a ship with which you are proficient (see the Starship Operation feat), you can make a Bluff check in starship combat as a move action. In addition, you receive a +2 bonus on Bluff checks made to feint in starship combat.</text:span></text:p>
      <text:p text:style-name="P1"><text:span text:style-name="T3">Normal: </text:span><text:span text:style-name="T2">Feinting in starship combat requires an attack action.</text:span></text:p>
      <text:p text:style-name="P6"/>
      <text:p text:style-name="P1"><text:span text:style-name="T6">STARSHIP GUNNERY</text:span></text:p>
      <text:p text:style-name="P1"><text:span text:style-name="T2">You are proficient with starship weapon systems.</text:span></text:p>
      <text:p text:style-name="P1"><text:span text:style-name="T3">Benefit: </text:span><text:span text:style-name="T2">You do not take a penalty on attack rolls when firing a starship weapon.</text:span></text:p>
      <text:p text:style-name="P1"><text:span text:style-name="T3">Normal: </text:span><text:span text:style-name="T2">Without this feat, you take a –4 nonproficient penalty on attack rolls when firing a starship weapon.</text:span></text:p>
      <text:p text:style-name="P6"/>
      <text:p text:style-name="P1"><text:span text:style-name="T6">STARSHIP MOBILITY</text:span></text:p>
      <text:p text:style-name="P1"><text:span text:style-name="T2">You are adept at dodging attacks while piloting starships.</text:span></text:p>
      <text:p text:style-name="P1"><text:span text:style-name="T3">Prerequisite: </text:span><text:span text:style-name="T2">Dexterity 13, Starship Dodge.</text:span></text:p>
      <text:p text:style-name="P1"><text:span text:style-name="T3">Benefit: </text:span><text:span text:style-name="T2">When piloting a starship of a type with which you are proficient (see the Starship Operation feat), you apply a +4 dodge bonus to your ship’s Defense against attacks of opportunity caused when you move out of or within a starship’s threatened area. Any condition that makes you lose your Dexterity bonus to Defense also makes you lose your dodge bonuses. Dodge bonuses (such as this one and the dodge bonus granted by the Starship Dodge feat) stack with each other, unlike most types of bonuses.</text:span></text:p>
      <text:p text:style-name="P6"/>
      <text:p text:style-name="P1"><text:span text:style-name="T6">STARSHIP OPERATION</text:span></text:p>
      <text:p text:style-name="P1"><text:span text:style-name="T2">Select one of the following types of starships: ultralight, light, mediumweight, heavy, or superheavy. You are proficient at operating starships of that type.</text:span></text:p>
      <text:p text:style-name="P1"><text:soft-page-break/><text:span text:style-name="T3">Prerequisite: </text:span><text:span text:style-name="T2">Pilot 2 ranks.</text:span></text:p>
      <text:p text:style-name="P1"><text:span text:style-name="T3">Benefit: </text:span><text:span text:style-name="T2">When operating a starship of the selected type, you take no penalty on Pilot checks made when operating the starship, and you also apply your full class bonus to Defense to the ship’s Defense.</text:span></text:p>
      <text:p text:style-name="P1"><text:span text:style-name="T3">Normal: </text:span><text:span text:style-name="T2">Without this feat, you take a –4 nonproficient penalty on Pilot checks made to operate a starship, and you apply only one-half your class bonus to Defense (rounded down) to the ship’s Defense.</text:span></text:p>
      <text:p text:style-name="P1"><text:span text:style-name="T3">Special: </text:span><text:span text:style-name="T2">You can gain this feat multiple times. Each time you take the feat, it applies to a different type of starship (ultralight, light, mediumweight, heavy, or superheavy).</text:span></text:p>
      <text:p text:style-name="P6"/>
      <text:p text:style-name="P1"><text:span text:style-name="T6">STARSHIP STRAFE</text:span></text:p>
      <text:p text:style-name="P1"><text:span text:style-name="T2">You can use a starship’s ranged weapon set on automatic fire to affect a wider area than normal.</text:span></text:p>
      <text:p text:style-name="P1"><text:span text:style-name="T3">Prerequisite: </text:span><text:span text:style-name="T2">Starship Gunnery.</text:span></text:p>
      <text:p text:style-name="P1"><text:span text:style-name="T3">Benefit: </text:span><text:span text:style-name="T2">When using a starship’s ranged weapon on autofire, you can affect an area four 500-foot squares long and one 500-foot square wide (that is, any four 500-foot squares in a straight line). </text:span></text:p>
      <text:p text:style-name="P1"><text:span text:style-name="T3">Normal: </text:span><text:span text:style-name="T2">A starship weapon on autofire normally affects a 1,000-foot-by-1,000-foot area.</text:span></text:p>
      <text:p text:style-name="P6"/>
      <text:p text:style-name="P1"><text:span text:style-name="T6">STRONG PLUS</text:span></text:p>
      <text:p text:style-name="P1"><text:span text:style-name="T2">Advancements in science coupled with your drive to excel enable you to progress faster toward becoming a truly strong hero.</text:span></text:p>
      <text:p text:style-name="P1"><text:span text:style-name="T3">Benefit: </text:span><text:span text:style-name="T2">You gain two talents from the Strong hero’s talent trees. The talents must be selected from the following list, you cannot select more than one talent from a single talent tree, and you must meet all the prerequisites of a talent to select it. Improved Extreme Effort, Advanced Extreme Effort, Improved Ignore Hardness, Advanced Ignore Hardness, Improved Melee Smash, Advanced Melee Smash.</text:span></text:p>
      <text:p text:style-name="P1"><text:span text:style-name="T3">Special: </text:span><text:span text:style-name="T2">You may select this feat multiple times. Each time you select this feat, you must choose a different pair of talents.</text:span></text:p>
      <text:p text:style-name="P6"/>
      <text:p text:style-name="P1"><text:span text:style-name="T6">TOUGH PLUS</text:span></text:p>
      <text:p text:style-name="P1"><text:span text:style-name="T2">Advancements in science coupled with your drive to excel enable you to progress faster toward becoming a truly tough hero.</text:span></text:p>
      <text:p text:style-name="P1"><text:span text:style-name="T3">Benefit: </text:span><text:span text:style-name="T2">You gain two talents from the Tough hero’s talent trees. The talents must be selected from the following list, you cannot select more than one talent from a single talent tree, and you must meet all the prerequisites of a talent to select it. Damage Reduction 2/—, Damage Reduction 3/—, Energy Resistance (choose one energy type), Remain Conscious, Second Wind, Stamina.</text:span></text:p>
      <text:p text:style-name="P1"><text:span text:style-name="T3">Special: </text:span><text:span text:style-name="T2">You may select this feat multiple times. Each time you select this feat, you must choose a different pair of talents.</text:span></text:p>
      <text:p text:style-name="P6"/>
      <text:p text:style-name="P1"><text:soft-page-break/><text:span text:style-name="T6">ULTRA IMMUNE SYSTEM</text:span></text:p>
      <text:p text:style-name="P1"><text:span text:style-name="T2">You are less susceptible to the ravages of poison, disease, and radiation poisoning.</text:span></text:p>
      <text:p text:style-name="P1"><text:span text:style-name="T3">Prerequisite: </text:span><text:span text:style-name="T2">Constitution 13.</text:span></text:p>
      <text:p text:style-name="P1"><text:span text:style-name="T3">Benefits: </text:span><text:span text:style-name="T2">You gain a +2 bonus on Fortitude saving throws to resist poisons, diseases, and radiation sickness. Furthermore, any permanent ability drain inflicted upon you is treated as temporary ability damage instead.</text:span></text:p>
      <text:p text:style-name="P6"/>
      <text:p text:style-name="P1"><text:span text:style-name="T6">URBAN TRACKING</text:span></text:p>
      <text:p text:style-name="P1"><text:span text:style-name="T2">You can track down the location of missing persons or wanted individuals.</text:span></text:p>
      <text:p text:style-name="P1"><text:span text:style-name="T3">Benefit: </text:span><text:span text:style-name="T2">To find the trail of an individual or to follow it for 1 hour requires a Gather Information check. You must make another Gather Information check every hour of the search, as well as each time the trail becomes difficult to follow, such as when it moves to a different area of town.</text:span></text:p>
      <text:p text:style-name="P1"><text:span text:style-name="T2">The DC of the check, and the number of checks required to track down your quarry, depends on the community population and the conditions: </text:span></text:p>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text:span text:style-name="T7">Population</text:span></text:p>
          </table:table-cell>
          <table:table-cell table:style-name="Table4.A1" office:value-type="string">
            <text:p text:style-name="P12"><text:span text:style-name="T7">DC</text:span></text:p>
          </table:table-cell>
          <table:table-cell table:style-name="Table4.A1" office:value-type="string">
            <text:p text:style-name="P12"><text:span text:style-name="T7">Checks Required</text:span></text:p>
          </table:table-cell>
        </table:table-row>
        <table:table-row table:style-name="Table4.1">
          <table:table-cell table:style-name="Table4.A2" office:value-type="string">
            <text:p text:style-name="P9"><text:span text:style-name="T1">Fewer than 2,000</text:span></text:p>
          </table:table-cell>
          <table:table-cell table:style-name="Table4.A2" office:value-type="string">
            <text:p text:style-name="P12"><text:span text:style-name="T1">5</text:span></text:p>
          </table:table-cell>
          <table:table-cell table:style-name="Table4.A2" office:value-type="string">
            <text:p text:style-name="P12"><text:span text:style-name="T1">1d4</text:span></text:p>
          </table:table-cell>
        </table:table-row>
        <table:table-row table:style-name="Table4.1">
          <table:table-cell table:style-name="Table4.A2" office:value-type="string">
            <text:p text:style-name="P1"><text:span text:style-name="T1">2,000–9,999</text:span></text:p>
          </table:table-cell>
          <table:table-cell table:style-name="Table4.A2" office:value-type="string">
            <text:p text:style-name="P11"><text:span text:style-name="T1">10</text:span></text:p>
          </table:table-cell>
          <table:table-cell table:style-name="Table4.A2" office:value-type="string">
            <text:p text:style-name="P11"><text:span text:style-name="T1">1d4+1</text:span></text:p>
          </table:table-cell>
        </table:table-row>
        <table:table-row table:style-name="Table4.1">
          <table:table-cell table:style-name="Table4.A2" office:value-type="string">
            <text:p text:style-name="P1"><text:span text:style-name="T1">10,000–49,999</text:span></text:p>
          </table:table-cell>
          <table:table-cell table:style-name="Table4.A2" office:value-type="string">
            <text:p text:style-name="P11"><text:span text:style-name="T1">15</text:span></text:p>
          </table:table-cell>
          <table:table-cell table:style-name="Table4.A2" office:value-type="string">
            <text:p text:style-name="P11"><text:span text:style-name="T1">2d4</text:span></text:p>
          </table:table-cell>
        </table:table-row>
        <table:table-row table:style-name="Table4.1">
          <table:table-cell table:style-name="Table4.A2" office:value-type="string">
            <text:p text:style-name="P1"><text:span text:style-name="T1">50,000–99,999</text:span></text:p>
          </table:table-cell>
          <table:table-cell table:style-name="Table4.A2" office:value-type="string">
            <text:p text:style-name="P11"><text:span text:style-name="T1">20</text:span></text:p>
          </table:table-cell>
          <table:table-cell table:style-name="Table4.A2" office:value-type="string">
            <text:p text:style-name="P11"><text:span text:style-name="T1">2d4+1</text:span></text:p>
          </table:table-cell>
        </table:table-row>
        <table:table-row table:style-name="Table4.1">
          <table:table-cell table:style-name="Table4.A2" office:value-type="string">
            <text:p text:style-name="P1"><text:span text:style-name="T1">100,000–499,999</text:span></text:p>
          </table:table-cell>
          <table:table-cell table:style-name="Table4.A2" office:value-type="string">
            <text:p text:style-name="P11"><text:span text:style-name="T1">25</text:span></text:p>
          </table:table-cell>
          <table:table-cell table:style-name="Table4.A2" office:value-type="string">
            <text:p text:style-name="P11"><text:span text:style-name="T1">3d4</text:span></text:p>
          </table:table-cell>
        </table:table-row>
        <table:table-row table:style-name="Table4.1">
          <table:table-cell table:style-name="Table4.A7" office:value-type="string">
            <text:p text:style-name="P9"><text:span text:style-name="T1">500,000+</text:span></text:p>
          </table:table-cell>
          <table:table-cell table:style-name="Table4.A7" office:value-type="string">
            <text:p text:style-name="P12"><text:span text:style-name="T1">30</text:span></text:p>
          </table:table-cell>
          <table:table-cell table:style-name="Table4.A7" office:value-type="string">
            <text:p text:style-name="P12"><text:span text:style-name="T1">3d4+1</text:span></text:p>
          </table:table-cell>
        </table:table-row>
      </table:table>
      <text:p text:style-name="P4"/>
      <table:table table:name="Table5" table:style-name="Table5">
        <table:table-column table:style-name="Table5.A"/>
        <table:table-column table:style-name="Table5.B"/>
        <text:soft-page-break/>
        <table:table-row table:style-name="Table5.1">
          <table:table-cell table:style-name="Table5.A1" office:value-type="string">
            <text:h text:style-name="P18" text:outline-level="3"><text:span text:style-name="T1">Condition</text:span></text:h>
          </table:table-cell>
          <table:table-cell table:style-name="Table5.A1" office:value-type="string">
            <text:h text:style-name="P19" text:outline-level="3"><text:span text:style-name="T1">DC Modifier</text:span></text:h>
          </table:table-cell>
        </table:table-row>
        <table:table-row table:style-name="Table5.1">
          <table:table-cell table:style-name="Table5.A2" office:value-type="string">
            <text:p text:style-name="P9"><text:span text:style-name="T1">Every three creatures in the group being sought </text:span></text:p>
          </table:table-cell>
          <table:table-cell table:style-name="Table5.A2" office:value-type="string">
            <text:p text:style-name="P12"><text:span text:style-name="T1">–1</text:span></text:p>
          </table:table-cell>
        </table:table-row>
        <table:table-row table:style-name="Table5.1">
          <table:table-cell table:style-name="Table5.A2" office:value-type="string">
            <text:p text:style-name="P1"><text:span text:style-name="T1">Every 24 hours the quarry has been missing or sought </text:span></text:p>
          </table:table-cell>
          <table:table-cell table:style-name="Table5.A2" office:value-type="string">
            <text:p text:style-name="P11"><text:span text:style-name="T1">+1</text:span></text:p>
          </table:table-cell>
        </table:table-row>
        <table:table-row table:style-name="Table5.1">
          <table:table-cell table:style-name="Table5.A4" office:value-type="string">
            <text:p text:style-name="P9"><text:span text:style-name="T1">Tracked quarry “lies low” </text:span></text:p>
          </table:table-cell>
          <table:table-cell table:style-name="Table5.A4" office:value-type="string">
            <text:p text:style-name="P12"><text:span text:style-name="T1">+5</text:span></text:p>
          </table:table-cell>
        </table:table-row>
      </table:table>
      <text:p text:style-name="P2"/>
      <text:p text:style-name="P1"><text:span text:style-name="T2">If you fail a Gather Information check, you can retry after 1 hour of questioning. The GM rolls the number of checks required secretly, so the player doesn’t know exactly how long the task requires.</text:span></text:p>
      <text:p text:style-name="P1"><text:span text:style-name="T3">Normal: </text:span><text:span text:style-name="T2">A character without this feat can use Gather Information to find out information about a particular individual, but each check takes 1d4+1 hours and doesn’t allow effective trailing.</text:span></text:p>
      <text:p text:style-name="P1"><text:span text:style-name="T3">Special: </text:span><text:span text:style-name="T2">You can cut the time per Gather Information check in half (to 30 minutes per check rather than 1 hour per check), but you suffer a –5 penalty on the check.</text:span></text:p>
      <text:p text:style-name="P6"/>
      <text:p text:style-name="P1"><text:span text:style-name="T6">XENOMEDIC</text:span></text:p>
      <text:p text:style-name="P1"><text:span text:style-name="T2">You know how to provide safe medical treatment to alien life forms.</text:span></text:p>
      <text:p text:style-name="P1"><text:span text:style-name="T3">Prerequisites: </text:span><text:span text:style-name="T2">Knowledge (earth and life sciences) 6 ranks, Treat Injury 6 ranks, Surgery.</text:span></text:p>
      <text:p text:style-name="P1"><text:span text:style-name="T3">Benefits: </text:span><text:span text:style-name="T2">You can, without penalty, use the Treat Injury skill to perform surgery on a living creature regardless of its type.</text:span></text:p>
      <text:p text:style-name="P1"><text:span text:style-name="T3">Normal: </text:span><text:span text:style-name="T2">Characters without this feat take a –8 penalty on Treat Injury checks (–4 if they have the Surgery feat) when performing surgery on creatures of a different type.</text:span></text:p>
      <text:p text:style-name="P1"><text:span text:style-name="T3">Special: </text:span><text:span text:style-name="T2">This feat cannot be used to heal or repair nonliving or inorganic creatures such as constructs or undead.</text:span></text:p>
      <text:p text:style-name="P6"/>
      <text:p text:style-name="P1"><text:span text:style-name="T6">ZERO-G TRAINING</text:span></text:p>
      <text:p text:style-name="P1"><text:span text:style-name="T2">You can function normally in low gravity or zero gravity.</text:span></text:p>
      <text:p text:style-name="P1"><text:span text:style-name="T3">Prerequisites: </text:span><text:span text:style-name="T2">Dexterity 13, Tumble 4 ranks.</text:span></text:p>
      <text:p text:style-name="P1"><text:span text:style-name="T3">Benefits: </text:span><text:span text:style-name="T2">You take no penalty on attack rolls in low-gravity or zero-gravity environments. In addition, you do not suffer the debilitating effects of space sickness.</text:span></text:p>
      <text:p text:style-name="P1"><text:span text:style-name="T3">Normal: </text:span><text:span text:style-name="T2">Without this feat, you take a –4 penalty on attack rolls while operating in zero-gravity environments, or a –2 penalty on attack rolls while operating in low-gravity environments. In addition, you are subject to the effects of Space Adaptation Syndrome, also known as space sick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RTING OCCUPATIONS</dc:title>
    <meta:initial-creator>asmith</meta:initial-creator>
    <meta:creation-date>2004-08-31T15:18:00</meta:creation-date>
    <dc:date>2004-08-31T15:18:00</dc:date>
    <meta:editing-cycles>2</meta:editing-cycles>
    <meta:editing-duration>P0D</meta:editing-duration>
    <meta:document-statistic meta:table-count="5" meta:image-count="0" meta:object-count="0" meta:page-count="20" meta:paragraph-count="373" meta:word-count="5634" meta:character-count="34328" meta:non-whitespace-character-count="29053"/>
    <meta:generator>LibreOffice/5.4.6.2$Linux_X86_64 LibreOffice_project/40m0$Build-2</meta:generator>
    <meta:user-defined meta:name="Company">Wizards of the Coast</meta:user-defined>
    <meta:user-defined meta:name="Operator">Andy Smith</meta:user-defined>
  </office:meta>
</office:document-meta>
</file>